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6.018cm"/>
    </style:style>
    <style:style style:name="co4" style:family="table-column">
      <style:table-column-properties fo:break-before="auto" style:column-width="5.235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5.6cm"/>
    </style:style>
    <style:style style:name="co7" style:family="table-column">
      <style:table-column-properties fo:break-before="auto" style:column-width="4.815cm"/>
    </style:style>
    <style:style style:name="co8" style:family="table-column">
      <style:table-column-properties fo:break-before="auto" style:column-width="4.957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3.72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4.228cm"/>
    </style:style>
    <style:style style:name="co15" style:family="table-column">
      <style:table-column-properties fo:break-before="auto" style:column-width="2.155cm"/>
    </style:style>
    <style:style style:name="co16" style:family="table-column">
      <style:table-column-properties fo:break-before="auto" style:column-width="3.611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4.761cm"/>
    </style:style>
    <style:style style:name="co20" style:family="table-column">
      <style:table-column-properties fo:break-before="auto" style:column-width="2.604cm"/>
    </style:style>
    <style:style style:name="co21" style:family="table-column">
      <style:table-column-properties fo:break-before="auto" style:column-width="6.329cm"/>
    </style:style>
    <style:style style:name="co22" style:family="table-column">
      <style:table-column-properties fo:break-before="auto" style:column-width="6.72cm"/>
    </style:style>
    <style:style style:name="co23" style:family="table-column">
      <style:table-column-properties fo:break-before="auto" style:column-width="6.384cm"/>
    </style:style>
    <style:style style:name="co24" style:family="table-column">
      <style:table-column-properties fo:break-before="auto" style:column-width="4.62cm"/>
    </style:style>
    <style:style style:name="co25" style:family="table-column">
      <style:table-column-properties fo:break-before="auto" style:column-width="5.74cm"/>
    </style:style>
    <style:style style:name="co26" style:family="table-column">
      <style:table-column-properties fo:break-before="auto" style:column-width="4.787cm"/>
    </style:style>
    <style:style style:name="co27" style:family="table-column">
      <style:table-column-properties fo:break-before="auto" style:column-width="2.549cm"/>
    </style:style>
    <style:style style:name="co28" style:family="table-column">
      <style:table-column-properties fo:break-before="auto" style:column-width="3.976cm"/>
    </style:style>
    <style:style style:name="co29" style:family="table-column">
      <style:table-column-properties fo:break-before="auto" style:column-width="3.836cm"/>
    </style:style>
    <style:style style:name="co30" style:family="table-column">
      <style:table-column-properties fo:break-before="auto" style:column-width="3.164cm"/>
    </style:style>
    <style:style style:name="co31" style:family="table-column">
      <style:table-column-properties fo:break-before="auto" style:column-width="2.408cm"/>
    </style:style>
    <style:style style:name="co32" style:family="table-column">
      <style:table-column-properties fo:break-before="auto" style:column-width="3.36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2.66cm"/>
    </style:style>
    <style:style style:name="co35" style:family="table-column">
      <style:table-column-properties fo:break-before="auto" style:column-width="3.584cm"/>
    </style:style>
    <style:style style:name="co36" style:family="table-column">
      <style:table-column-properties fo:break-before="auto" style:column-width="2.351cm"/>
    </style:style>
    <style:style style:name="co37" style:family="table-column">
      <style:table-column-properties fo:break-before="auto" style:column-width="2.238cm"/>
    </style:style>
    <style:style style:name="co38" style:family="table-column">
      <style:table-column-properties fo:break-before="auto" style:column-width="7.168cm"/>
    </style:style>
    <style:style style:name="co39" style:family="table-column">
      <style:table-column-properties fo:break-before="auto" style:column-width="2.856cm"/>
    </style:style>
    <style:style style:name="co40" style:family="table-column">
      <style:table-column-properties fo:break-before="auto" style:column-width="3.219cm"/>
    </style:style>
    <style:style style:name="co41" style:family="table-column">
      <style:table-column-properties fo:break-before="auto" style:column-width="8.036cm"/>
    </style:style>
    <style:style style:name="co42" style:family="table-column">
      <style:table-column-properties fo:break-before="auto" style:column-width="1.764cm"/>
    </style:style>
    <style:style style:name="co43" style:family="table-column">
      <style:table-column-properties fo:break-before="auto" style:column-width="2.491cm"/>
    </style:style>
    <style:style style:name="co44" style:family="table-column">
      <style:table-column-properties fo:break-before="auto" style:column-width="2.434cm"/>
    </style:style>
    <style:style style:name="co45" style:family="table-column">
      <style:table-column-properties fo:break-before="auto" style:column-width="2.828cm"/>
    </style:style>
    <style:style style:name="co46" style:family="table-column">
      <style:table-column-properties fo:break-before="auto" style:column-width="2.997cm"/>
    </style:style>
    <style:style style:name="co47" style:family="table-column">
      <style:table-column-properties fo:break-before="auto" style:column-width="7.138cm"/>
    </style:style>
    <style:style style:name="co48" style:family="table-column">
      <style:table-column-properties fo:break-before="auto" style:column-width="4.002cm"/>
    </style:style>
    <style:style style:name="co49" style:family="table-column">
      <style:table-column-properties fo:break-before="auto" style:column-width="7.027cm"/>
    </style:style>
    <style:style style:name="co50" style:family="table-column">
      <style:table-column-properties fo:break-before="auto" style:column-width="2.464cm"/>
    </style:style>
    <style:style style:name="co51" style:family="table-column">
      <style:table-column-properties fo:break-before="auto" style:column-width="2.295cm"/>
    </style:style>
    <style:style style:name="co52" style:family="table-column">
      <style:table-column-properties fo:break-before="auto" style:column-width="13.552cm"/>
    </style:style>
    <style:style style:name="co53" style:family="table-column">
      <style:table-column-properties fo:break-before="auto" style:column-width="4.284cm"/>
    </style:style>
    <style:style style:name="co54" style:family="table-column">
      <style:table-column-properties fo:break-before="auto" style:column-width="3.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38cm" fo:break-before="auto" style:use-optimal-row-height="fals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19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ta1" style:family="table" style:master-page-name="PageStyle_5f_CLASIF_5f_GASTOS">
      <style:table-properties table:display="true" style:writing-mode="lr-tb"/>
    </style:style>
    <style:style style:name="ta2" style:family="table" style:master-page-name="PageStyle_5f_GASTOS">
      <style:table-properties table:display="true" style:writing-mode="lr-tb"/>
    </style:style>
    <style:style style:name="ta3" style:family="table" style:master-page-name="PageStyle_5f_Entradas">
      <style:table-properties table:display="true" style:writing-mode="lr-tb" tableooo:tab-color="#ed7d31"/>
    </style:style>
    <style:style style:name="ta4" style:family="table" style:master-page-name="PageStyle_5f_Salidas">
      <style:table-properties table:display="true" style:writing-mode="lr-tb" tableooo:tab-color="#548235"/>
    </style:style>
    <style:style style:name="ta5" style:family="table" style:master-page-name="PageStyle_5f_Existencia">
      <style:table-properties table:display="true" style:writing-mode="lr-tb" tableooo:tab-color="#002060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>
      <style:table-cell-properties fo:background-color="#00b050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00b050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fo:border-bottom="0.74pt solid #ffffff" fo:background-color="#00b050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d9d9d9" fo:border-right="0.74pt solid #d9d9d9" style:rotation-align="none" fo:border-top="none"/>
      <style:text-properties fo:color="#8497b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8497b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d9d9d9" style:rotation-align="none"/>
      <style:text-properties fo:color="#8497b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none" fo:background-color="#ffff00" style:diagonal-bl-tr="none" style:diagonal-tl-br="none" fo:border-left="0.74pt solid #a6a6a6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>
      <style:table-cell-properties fo:border-bottom="0.74pt solid #ffffff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d9d9d9" fo:background-color="#ededed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0.74pt solid #d9d9d9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0.74pt solid #d9d9d9"/>
    </style:style>
    <style:style style:name="ce20" style:family="table-cell" style:parent-style-name="Default">
      <style:table-cell-properties fo:border-bottom="0.74pt solid #d9d9d9" style:diagonal-bl-tr="none" style:diagonal-tl-br="none" fo:border-left="none" fo:border-right="0.74pt solid #d9d9d9" style:rotation-align="none" fo:border-top="0.74pt solid #d9d9d9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d9d9d9" style:diagonal-bl-tr="none" style:diagonal-tl-br="none" fo:border-left="none" fo:border-right="0.74pt solid #d9d9d9" style:rotation-align="none" fo:border-top="0.74pt solid #d9d9d9"/>
      <style:text-properties fo:color="#8497b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d9d9d9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ffffff" fo:background-color="#00b05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Excel_20_Built-in_20_Comma" style:data-style-name="N141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Comma" style:data-style-name="N14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6">
      <style:table-cell-properties style:rotation-align="none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">
      <style:table-cell-properties style:rotation-align="none"/>
    </style:style>
    <style:style style:name="ce31" style:family="table-cell" style:parent-style-name="Excel_20_Built-in_20_Currency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Currency_20__5b_0_5d_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Currency_20__5b_0_5d_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rotation-align="non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d9d9d9" style:rotation-align="none"/>
    </style:style>
    <style:style style:name="gr1" style:family="graphic">
      <style:graphic-properties draw:stroke="solid" svg:stroke-width="0.035cm" svg:stroke-color="#325490" draw:stroke-linejoin="miter" svg:stroke-linecap="butt" draw:fill="solid" draw:fill-color="#ff0000" draw:opacity="64%" draw:textarea-vertical-align="middle" draw:auto-grow-height="false" draw:fit-to-size="false" style:shrink-to-fit="false" fo:min-height="0.395cm" fo:min-width="2.262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solid" svg:stroke-width="0.035cm" svg:stroke-color="#325490" draw:stroke-linejoin="miter" svg:stroke-linecap="butt" draw:fill="solid" draw:fill-color="#ff0000" draw:opacity="64%" draw:textarea-vertical-align="middle" draw:auto-grow-height="false" draw:fit-to-size="false" style:shrink-to-fit="false" fo:min-height="0.395cm" fo:min-width="1.92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draw:stroke="solid" svg:stroke-width="0.035cm" svg:stroke-color="#325490" draw:stroke-linejoin="miter" svg:stroke-linecap="butt" draw:fill="solid" draw:fill-color="#ff0000" draw:opacity="64%" draw:textarea-vertical-align="middle" draw:auto-grow-height="false" draw:fit-to-size="false" style:shrink-to-fit="false" fo:min-height="0.395cm" fo:min-width="3.302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0000" draw:opacity="64%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language="es" fo:country="E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IF_GAS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44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7"/>
          <table:table-cell table:style-name="ce15" office:value-type="string" calcext:value-type="string">
            <text:p>Tipo de Gastos</text:p>
          </table:table-cell>
          <table:table-cell table:style-name="ce7" table:number-columns-repeated="11"/>
          <table:table-cell table:number-columns-repeated="47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4"/>
          <table:table-cell table:style-name="ce8" office:value-type="string" calcext:value-type="string" table:number-columns-spanned="13" table:number-rows-spanned="1">
            <text:p>Categorías</text:p>
          </table:table-cell>
          <table:covered-table-cell table:number-columns-repeated="11" table:style-name="ce16"/>
          <table:covered-table-cell table:style-name="ce23"/>
          <table:table-cell table:number-columns-repeated="47"/>
        </table:table-row>
        <table:table-row table:style-name="ro5">
          <table:table-cell/>
          <table:table-cell table:style-name="ce1" office:value-type="string" calcext:value-type="string" table:number-columns-spanned="1" table:number-rows-spanned="15">
            <text:p>SUBCATEGORÍAS</text:p>
          </table:table-cell>
          <table:table-cell/>
          <table:table-cell table:style-name="ce5" office:value-type="string" calcext:value-type="string">
            <text:p>CATEGORIA GENERAL</text:p>
          </table:table-cell>
          <table:table-cell table:style-name="ce9" office:value-type="string" calcext:value-type="string">
            <text:p>Mano de Obra Directa</text:p>
          </table:table-cell>
          <table:table-cell table:style-name="ce54" office:value-type="string" calcext:value-type="string">
            <text:p>Materiales e Insumos</text:p>
          </table:table-cell>
          <table:table-cell table:style-name="ce54" office:value-type="string" calcext:value-type="string">
            <text:p>Equipos y Herramientas</text:p>
          </table:table-cell>
          <table:table-cell table:style-name="ce54" office:value-type="string" calcext:value-type="string" table:number-columns-spanned="7" table:number-rows-spanned="1">
            <text:p>Gastos Generales</text:p>
          </table:table-cell>
          <table:covered-table-cell table:number-columns-repeated="6" table:style-name="ce54"/>
          <table:table-cell table:style-name="ce54" office:value-type="string" calcext:value-type="string">
            <text:p>Costos Indirectos</text:p>
          </table:table-cell>
          <table:table-cell table:style-name="ce54" office:value-type="string" calcext:value-type="string" table:number-columns-spanned="2" table:number-rows-spanned="1">
            <text:p>Otros</text:p>
          </table:table-cell>
          <table:covered-table-cell table:style-name="ce54"/>
          <table:table-cell table:number-columns-repeated="47"/>
        </table:table-row>
        <table:table-row table:style-name="ro6">
          <table:table-cell/>
          <table:covered-table-cell table:style-name="ce2"/>
          <table:table-cell/>
          <table:table-cell table:style-name="ce6"/>
          <table:table-cell table:number-columns-repeated="60"/>
        </table:table-row>
        <table:table-row table:style-name="ro7">
          <table:table-cell/>
          <table:covered-table-cell table:style-name="ce2"/>
          <table:table-cell table:style-name="ce3"/>
          <table:table-cell table:style-name="ce5" office:value-type="string" calcext:value-type="string">
            <text:p>SUBCATEGORIA 1</text:p>
          </table:table-cell>
          <table:table-cell table:style-name="ce10" office:value-type="string" calcext:value-type="string">
            <text:p>Personal</text:p>
          </table:table-cell>
          <table:table-cell table:style-name="ce18" office:value-type="string" calcext:value-type="string">
            <text:p>Insumos Oficina</text:p>
          </table:table-cell>
          <table:table-cell table:style-name="ce18" office:value-type="string" calcext:value-type="string">
            <text:p>Equipos y Herramientas</text:p>
          </table:table-cell>
          <table:table-cell table:style-name="ce10" office:value-type="string" calcext:value-type="string">
            <text:p>Servicios Generales</text:p>
          </table:table-cell>
          <table:table-cell table:style-name="ce10" office:value-type="string" calcext:value-type="string">
            <text:p>Gastos_Fijos</text:p>
          </table:table-cell>
          <table:table-cell table:style-name="ce10" office:value-type="string" calcext:value-type="string">
            <text:p>Formación</text:p>
          </table:table-cell>
          <table:table-cell table:style-name="ce10" office:value-type="string" calcext:value-type="string">
            <text:p>Ocio</text:p>
          </table:table-cell>
          <table:table-cell table:style-name="ce10" office:value-type="string" calcext:value-type="string">
            <text:p>Transporte</text:p>
          </table:table-cell>
          <table:table-cell table:style-name="ce10" office:value-type="string" calcext:value-type="string">
            <text:p>Instalaciones</text:p>
          </table:table-cell>
          <table:table-cell table:style-name="ce10" office:value-type="string" calcext:value-type="string">
            <text:p>Salud</text:p>
          </table:table-cell>
          <table:table-cell table:style-name="ce10" office:value-type="string" calcext:value-type="string">
            <text:p>Gastos Indirectos</text:p>
          </table:table-cell>
          <table:table-cell table:style-name="ce10" office:value-type="string" calcext:value-type="string">
            <text:p>Seguros</text:p>
          </table:table-cell>
          <table:table-cell table:style-name="ce10" office:value-type="string" calcext:value-type="string">
            <text:p>Impuestos</text:p>
          </table:table-cell>
          <table:table-cell table:number-columns-repeated="47"/>
        </table:table-row>
        <table:table-row table:style-name="ro1">
          <table:table-cell/>
          <table:covered-table-cell table:style-name="ce2"/>
          <table:table-cell/>
          <table:table-cell table:style-name="ce6"/>
          <table:table-cell/>
          <table:table-cell table:style-name="ce19" table:number-columns-repeated="12"/>
          <table:table-cell table:number-columns-repeated="47"/>
        </table:table-row>
        <table:table-row table:style-name="ro8">
          <table:table-cell/>
          <table:covered-table-cell table:style-name="ce2"/>
          <table:table-cell table:style-name="ce4"/>
          <table:table-cell table:style-name="ce5" office:value-type="string" calcext:value-type="string">
            <text:p>SUBCATEGORIA 2</text:p>
          </table:table-cell>
          <table:table-cell table:style-name="ce11" office:value-type="string" calcext:value-type="string">
            <text:p>Sueldos</text:p>
          </table:table-cell>
          <table:table-cell table:style-name="ce20" office:value-type="string" calcext:value-type="string">
            <text:p>Art. Oficina</text:p>
          </table:table-cell>
          <table:table-cell table:style-name="ce20" office:value-type="string" calcext:value-type="string">
            <text:p>Vehículos</text:p>
          </table:table-cell>
          <table:table-cell table:style-name="ce13" office:value-type="string" calcext:value-type="string">
            <text:p>Arriendos</text:p>
          </table:table-cell>
          <table:table-cell table:style-name="ce13" office:value-type="string" calcext:value-type="string">
            <text:p>Agua</text:p>
          </table:table-cell>
          <table:table-cell table:style-name="ce13" office:value-type="string" calcext:value-type="string">
            <text:p>Capacitaciones</text:p>
          </table:table-cell>
          <table:table-cell table:style-name="ce13" office:value-type="string" calcext:value-type="string">
            <text:p>Vacaciones</text:p>
          </table:table-cell>
          <table:table-cell table:style-name="ce13" office:value-type="string" calcext:value-type="string">
            <text:p>Peajes</text:p>
          </table:table-cell>
          <table:table-cell table:style-name="ce22" office:value-type="string" calcext:value-type="string">
            <text:p>Muebles</text:p>
          </table:table-cell>
          <table:table-cell table:style-name="ce13" office:value-type="string" calcext:value-type="string">
            <text:p>Médicos</text:p>
          </table:table-cell>
          <table:table-cell table:style-name="ce11" office:value-type="string" calcext:value-type="string">
            <text:p>Sueldos</text:p>
          </table:table-cell>
          <table:table-cell table:style-name="ce13" office:value-type="string" calcext:value-type="string">
            <text:p>Vivienda</text:p>
          </table:table-cell>
          <table:table-cell table:style-name="ce13" office:value-type="string" calcext:value-type="string">
            <text:p>Intereses</text:p>
          </table:table-cell>
          <table:table-cell table:number-columns-repeated="47"/>
        </table:table-row>
        <table:table-row table:style-name="ro8">
          <table:table-cell/>
          <table:covered-table-cell table:style-name="ce2"/>
          <table:table-cell table:style-name="ce4" table:number-columns-repeated="2"/>
          <table:table-cell table:style-name="ce11" office:value-type="string" calcext:value-type="string">
            <text:p>Bonos</text:p>
          </table:table-cell>
          <table:table-cell table:style-name="ce20" office:value-type="string" calcext:value-type="string">
            <text:p>Cafetería</text:p>
          </table:table-cell>
          <table:table-cell table:style-name="ce20" office:value-type="string" calcext:value-type="string">
            <text:p>Computadores</text:p>
          </table:table-cell>
          <table:table-cell table:style-name="ce13" office:value-type="string" calcext:value-type="string">
            <text:p>Asesorías y Consultorías</text:p>
          </table:table-cell>
          <table:table-cell table:style-name="ce13" office:value-type="string" calcext:value-type="string">
            <text:p>Luz</text:p>
          </table:table-cell>
          <table:table-cell table:style-name="ce22" office:value-type="string" calcext:value-type="string">
            <text:p>Materiales</text:p>
          </table:table-cell>
          <table:table-cell table:style-name="ce13" office:value-type="string" calcext:value-type="string">
            <text:p>Paseos</text:p>
          </table:table-cell>
          <table:table-cell table:style-name="ce13" office:value-type="string" calcext:value-type="string">
            <text:p>Mecánico</text:p>
          </table:table-cell>
          <table:table-cell table:style-name="ce22" office:value-type="string" calcext:value-type="string">
            <text:p>Electrodomésticos</text:p>
          </table:table-cell>
          <table:table-cell table:style-name="ce13" office:value-type="string" calcext:value-type="string">
            <text:p>Farmacia</text:p>
          </table:table-cell>
          <table:table-cell table:style-name="ce11" office:value-type="string" calcext:value-type="string">
            <text:p>Bonos</text:p>
          </table:table-cell>
          <table:table-cell table:style-name="ce13" office:value-type="string" calcext:value-type="string">
            <text:p>Vida</text:p>
          </table:table-cell>
          <table:table-cell table:style-name="ce13" office:value-type="string" calcext:value-type="string">
            <text:p>Ingresos Brutos</text:p>
          </table:table-cell>
          <table:table-cell table:number-columns-repeated="2"/>
          <table:table-cell table:style-name="ce24" office:value-type="string" office:string-value="Mano de Obra" calcext:value-type="string">
            <text:p><text:s/>Mano de Obra </text:p>
          </table:table-cell>
          <table:table-cell table:number-columns-repeated="44"/>
        </table:table-row>
        <table:table-row table:style-name="ro8">
          <table:table-cell/>
          <table:covered-table-cell table:style-name="ce2"/>
          <table:table-cell table:style-name="ce4"/>
          <table:table-cell table:style-name="ce5"/>
          <table:table-cell table:style-name="ce11" office:value-type="string" calcext:value-type="string">
            <text:p>Finiquitos</text:p>
          </table:table-cell>
          <table:table-cell table:style-name="ce20" office:value-type="string" calcext:value-type="string">
            <text:p>Limpieza</text:p>
          </table:table-cell>
          <table:table-cell table:style-name="ce20" office:value-type="string" calcext:value-type="string">
            <text:p>Teléfonos</text:p>
          </table:table-cell>
          <table:table-cell table:style-name="ce13" office:value-type="string" calcext:value-type="string">
            <text:p>Auditorás</text:p>
          </table:table-cell>
          <table:table-cell table:style-name="ce13" office:value-type="string" calcext:value-type="string">
            <text:p>Gas </text:p>
          </table:table-cell>
          <table:table-cell table:style-name="ce22" office:value-type="string" calcext:value-type="string">
            <text:p>Libros</text:p>
          </table:table-cell>
          <table:table-cell table:style-name="ce13" office:value-type="string" calcext:value-type="string">
            <text:p>Espectáculos</text:p>
          </table:table-cell>
          <table:table-cell table:style-name="ce13" office:value-type="string" calcext:value-type="string">
            <text:p>Combustible</text:p>
          </table:table-cell>
          <table:table-cell table:style-name="ce13" office:value-type="string" calcext:value-type="string">
            <text:p>Reparaciones</text:p>
          </table:table-cell>
          <table:table-cell table:style-name="ce13" office:value-type="string" calcext:value-type="string">
            <text:p>Cuidado Personal</text:p>
          </table:table-cell>
          <table:table-cell table:style-name="ce11" office:value-type="string" calcext:value-type="string">
            <text:p>Finiquitos</text:p>
          </table:table-cell>
          <table:table-cell table:style-name="ce13" office:value-type="string" calcext:value-type="string">
            <text:p>Jubilación</text:p>
          </table:table-cell>
          <table:table-cell table:style-name="ce13" office:value-type="string" calcext:value-type="string">
            <text:p>Bienes Personales</text:p>
          </table:table-cell>
          <table:table-cell table:number-columns-repeated="2"/>
          <table:table-cell table:style-name="ce24" office:value-type="string" office:string-value="Materiales e Insumos" calcext:value-type="string">
            <text:p><text:s/>Materiales e Insumos </text:p>
          </table:table-cell>
          <table:table-cell table:number-columns-repeated="44"/>
        </table:table-row>
        <table:table-row table:style-name="ro8">
          <table:table-cell/>
          <table:covered-table-cell table:style-name="ce2"/>
          <table:table-cell table:style-name="ce4" table:number-columns-repeated="2"/>
          <table:table-cell table:style-name="ce12" office:value-type="string" calcext:value-type="string">
            <text:p>AFC</text:p>
          </table:table-cell>
          <table:table-cell table:style-name="ce20" office:value-type="string" calcext:value-type="string">
            <text:p>Perfumería</text:p>
          </table:table-cell>
          <table:table-cell table:style-name="ce20" office:value-type="string" calcext:value-type="string">
            <text:p>Impresoras</text:p>
          </table:table-cell>
          <table:table-cell table:style-name="ce13" office:value-type="string" calcext:value-type="string">
            <text:p>Outsoursing</text:p>
          </table:table-cell>
          <table:table-cell table:style-name="ce13" office:value-type="string" calcext:value-type="string">
            <text:p>Plan Teléfono</text:p>
          </table:table-cell>
          <table:table-cell table:style-name="ce13" office:value-type="string" calcext:value-type="string">
            <text:p>Post-Grado</text:p>
          </table:table-cell>
          <table:table-cell table:style-name="ce13" office:value-type="string" calcext:value-type="string">
            <text:p>Deporte</text:p>
          </table:table-cell>
          <table:table-cell table:style-name="ce13" office:value-type="string" calcext:value-type="string">
            <text:p>Multas</text:p>
          </table:table-cell>
          <table:table-cell table:style-name="ce13" office:value-type="string" calcext:value-type="string">
            <text:p>Informática</text:p>
          </table:table-cell>
          <table:table-cell table:style-name="ce13" office:value-type="string" calcext:value-type="string">
            <text:p>Obra Social</text:p>
          </table:table-cell>
          <table:table-cell table:style-name="ce12" office:value-type="string" calcext:value-type="string">
            <text:p>AFC</text:p>
          </table:table-cell>
          <table:table-cell table:style-name="ce13" office:value-type="string" calcext:value-type="string">
            <text:p>Vehículo</text:p>
          </table:table-cell>
          <table:table-cell table:style-name="ce13" office:value-type="string" calcext:value-type="string">
            <text:p>Ganancias</text:p>
          </table:table-cell>
          <table:table-cell table:number-columns-repeated="2"/>
          <table:table-cell table:style-name="ce24" office:value-type="string" office:string-value="Equipos y Herramientas" calcext:value-type="string">
            <text:p><text:s/>Equipos y Herramientas </text:p>
          </table:table-cell>
          <table:table-cell table:number-columns-repeated="44"/>
        </table:table-row>
        <table:table-row table:style-name="ro8">
          <table:table-cell/>
          <table:covered-table-cell table:style-name="ce2"/>
          <table:table-cell table:style-name="ce4" table:number-columns-repeated="2"/>
          <table:table-cell table:style-name="ce13" office:value-type="string" calcext:value-type="string">
            <text:p>ISAPRE</text:p>
          </table:table-cell>
          <table:table-cell table:style-name="ce20" office:value-type="string" calcext:value-type="string">
            <text:p>S - Otros</text:p>
          </table:table-cell>
          <table:table-cell table:style-name="ce20" office:value-type="string" calcext:value-type="string">
            <text:p>Discos Duros</text:p>
          </table:table-cell>
          <table:table-cell table:style-name="ce13" office:value-type="string" calcext:value-type="string">
            <text:p>Gastos Bancarios</text:p>
          </table:table-cell>
          <table:table-cell table:style-name="ce13" office:value-type="string" calcext:value-type="string">
            <text:p>Televisión</text:p>
          </table:table-cell>
          <table:table-cell table:style-name="ce13" office:value-type="string" calcext:value-type="string">
            <text:p>Cursos</text:p>
          </table:table-cell>
          <table:table-cell table:style-name="ce13" office:value-type="string" calcext:value-type="string">
            <text:p>Restaurantes</text:p>
          </table:table-cell>
          <table:table-cell table:style-name="ce13" office:value-type="string" calcext:value-type="string">
            <text:p>Impuestos</text:p>
          </table:table-cell>
          <table:table-cell table:style-name="ce13" office:value-type="string" calcext:value-type="string">
            <text:p>Jardinero</text:p>
          </table:table-cell>
          <table:table-cell table:style-name="ce13" office:value-type="string" calcext:value-type="string">
            <text:p>Gimnasio</text:p>
          </table:table-cell>
          <table:table-cell table:style-name="ce13" office:value-type="string" calcext:value-type="string">
            <text:p>ISAPRE</text:p>
          </table:table-cell>
          <table:table-cell table:style-name="ce13" office:value-type="string" calcext:value-type="string">
            <text:p>SE - Otros</text:p>
          </table:table-cell>
          <table:table-cell table:style-name="ce13" office:value-type="string" calcext:value-type="string">
            <text:p>O - Otros</text:p>
          </table:table-cell>
          <table:table-cell table:number-columns-repeated="2"/>
          <table:table-cell table:style-name="ce24" office:value-type="string" office:string-value="Costos Indirectos" calcext:value-type="string">
            <text:p><text:s/>Costos Indirectos </text:p>
          </table:table-cell>
          <table:table-cell table:number-columns-repeated="44"/>
        </table:table-row>
        <table:table-row table:style-name="ro8">
          <table:table-cell/>
          <table:covered-table-cell table:style-name="ce2"/>
          <table:table-cell table:style-name="ce4" table:number-columns-repeated="2"/>
          <table:table-cell table:style-name="ce13" office:value-type="string" calcext:value-type="string">
            <text:p>AFP</text:p>
          </table:table-cell>
          <table:table-cell table:style-name="ce21"/>
          <table:table-cell table:style-name="ce20" office:value-type="string" calcext:value-type="string">
            <text:p>Pantallas</text:p>
          </table:table-cell>
          <table:table-cell table:style-name="ce13" office:value-type="string" calcext:value-type="string">
            <text:p>SG - Otros</text:p>
          </table:table-cell>
          <table:table-cell table:style-name="ce13" office:value-type="string" calcext:value-type="string">
            <text:p>Internet</text:p>
          </table:table-cell>
          <table:table-cell table:style-name="ce13" office:value-type="string" calcext:value-type="string">
            <text:p>Coaching</text:p>
          </table:table-cell>
          <table:table-cell table:style-name="ce13" office:value-type="string" calcext:value-type="string">
            <text:p>Bares</text:p>
          </table:table-cell>
          <table:table-cell table:style-name="ce13" office:value-type="string" calcext:value-type="string">
            <text:p>Garage</text:p>
          </table:table-cell>
          <table:table-cell table:style-name="ce21" office:value-type="string" calcext:value-type="string">
            <text:p>Textil</text:p>
          </table:table-cell>
          <table:table-cell table:style-name="ce13" office:value-type="string" calcext:value-type="string">
            <text:p>SL - Otros</text:p>
          </table:table-cell>
          <table:table-cell table:style-name="ce13" office:value-type="string" calcext:value-type="string">
            <text:p>AFP</text:p>
          </table:table-cell>
          <table:table-cell table:style-name="ce13" table:number-columns-repeated="2"/>
          <table:table-cell table:number-columns-repeated="2"/>
          <table:table-cell table:style-name="ce24" office:value-type="string" office:string-value="Otros (espeficar)" calcext:value-type="string">
            <text:p><text:s/>Otros (espeficar) </text:p>
          </table:table-cell>
          <table:table-cell table:number-columns-repeated="44"/>
        </table:table-row>
        <table:table-row table:style-name="ro8">
          <table:table-cell/>
          <table:covered-table-cell table:style-name="ce2"/>
          <table:table-cell table:style-name="ce4" table:number-columns-repeated="2"/>
          <table:table-cell table:style-name="ce13" office:value-type="string" calcext:value-type="string">
            <text:p>Salud Laboral</text:p>
          </table:table-cell>
          <table:table-cell table:style-name="ce21"/>
          <table:table-cell table:style-name="ce22" office:value-type="string" calcext:value-type="string">
            <text:p>Proyectores</text:p>
          </table:table-cell>
          <table:table-cell table:style-name="ce13"/>
          <table:table-cell table:style-name="ce13" office:value-type="string" calcext:value-type="string">
            <text:p>Plan Celular</text:p>
          </table:table-cell>
          <table:table-cell table:style-name="ce13" office:value-type="string" calcext:value-type="string">
            <text:p>F - Otros</text:p>
          </table:table-cell>
          <table:table-cell table:style-name="ce13" office:value-type="string" calcext:value-type="string">
            <text:p>Juegos</text:p>
          </table:table-cell>
          <table:table-cell table:style-name="ce13" office:value-type="string" calcext:value-type="string">
            <text:p>Taxi</text:p>
          </table:table-cell>
          <table:table-cell table:style-name="ce13" office:value-type="string" calcext:value-type="string">
            <text:p>Contribuciones</text:p>
          </table:table-cell>
          <table:table-cell table:style-name="ce13"/>
          <table:table-cell table:style-name="ce13" office:value-type="string" calcext:value-type="string">
            <text:p>Salud Laboral</text:p>
          </table:table-cell>
          <table:table-cell table:style-name="ce13" table:number-columns-repeated="2"/>
          <table:table-cell table:number-columns-repeated="2"/>
          <table:table-cell table:style-name="ce25" office:value-type="string" office:string-value="Gastos Generales" calcext:value-type="string">
            <text:p><text:s/>Gastos Generales </text:p>
          </table:table-cell>
          <table:table-cell table:number-columns-repeated="44"/>
        </table:table-row>
        <table:table-row table:style-name="ro8">
          <table:table-cell/>
          <table:covered-table-cell table:style-name="ce2"/>
          <table:table-cell table:style-name="ce4" table:number-columns-repeated="2"/>
          <table:table-cell table:style-name="ce13" office:value-type="string" calcext:value-type="string">
            <text:p>Vacaciones</text:p>
          </table:table-cell>
          <table:table-cell table:style-name="ce21"/>
          <table:table-cell table:style-name="ce22" office:value-type="string" calcext:value-type="string">
            <text:p>Telones</text:p>
          </table:table-cell>
          <table:table-cell table:style-name="ce13"/>
          <table:table-cell table:style-name="ce13" office:value-type="string" calcext:value-type="string">
            <text:p>Suscripción Diario</text:p>
          </table:table-cell>
          <table:table-cell table:style-name="ce13"/>
          <table:table-cell table:style-name="ce13" office:value-type="string" calcext:value-type="string">
            <text:p>Música</text:p>
          </table:table-cell>
          <table:table-cell table:style-name="ce13" office:value-type="string" calcext:value-type="string">
            <text:p>T - Otros</text:p>
          </table:table-cell>
          <table:table-cell table:style-name="ce13" office:value-type="string" calcext:value-type="string">
            <text:p>V - Otros</text:p>
          </table:table-cell>
          <table:table-cell table:style-name="ce13"/>
          <table:table-cell table:style-name="ce13" office:value-type="string" calcext:value-type="string">
            <text:p>Vacaciones</text:p>
          </table:table-cell>
          <table:table-cell table:style-name="ce13" table:number-columns-repeated="2"/>
          <table:table-cell table:number-columns-repeated="47"/>
        </table:table-row>
        <table:table-row table:style-name="ro8">
          <table:table-cell/>
          <table:covered-table-cell table:style-name="ce2"/>
          <table:table-cell table:style-name="ce4" table:number-columns-repeated="2"/>
          <table:table-cell table:style-name="ce13" office:value-type="string" calcext:value-type="string">
            <text:p>Ropa Corporativa</text:p>
          </table:table-cell>
          <table:table-cell table:style-name="ce21"/>
          <table:table-cell table:style-name="ce22" office:value-type="string" calcext:value-type="string">
            <text:p>EH - Otros</text:p>
          </table:table-cell>
          <table:table-cell table:style-name="ce13"/>
          <table:table-cell table:style-name="ce13" office:value-type="string" calcext:value-type="string">
            <text:p>Impresión y fotocopiado</text:p>
          </table:table-cell>
          <table:table-cell table:style-name="ce13"/>
          <table:table-cell table:style-name="ce13" office:value-type="string" calcext:value-type="string">
            <text:p>O - Otros</text:p>
          </table:table-cell>
          <table:table-cell table:style-name="ce13" table:number-columns-repeated="3"/>
          <table:table-cell table:style-name="ce13" office:value-type="string" calcext:value-type="string">
            <text:p>GI - Otros</text:p>
          </table:table-cell>
          <table:table-cell table:style-name="ce13" table:number-columns-repeated="2"/>
          <table:table-cell table:number-columns-repeated="47"/>
        </table:table-row>
        <table:table-row table:style-name="ro8">
          <table:table-cell/>
          <table:covered-table-cell table:style-name="ce2"/>
          <table:table-cell table:style-name="ce4" table:number-columns-repeated="2"/>
          <table:table-cell table:style-name="ce13" office:value-type="string" calcext:value-type="string">
            <text:p>R - Otros</text:p>
          </table:table-cell>
          <table:table-cell table:style-name="ce21" table:number-columns-repeated="2"/>
          <table:table-cell table:style-name="ce13"/>
          <table:table-cell table:style-name="ce13" office:value-type="string" calcext:value-type="string">
            <text:p>G - Otros</text:p>
          </table:table-cell>
          <table:table-cell table:style-name="ce13" table:number-columns-repeated="8"/>
          <table:table-cell table:number-columns-repeated="47"/>
        </table:table-row>
        <table:table-row table:style-name="ro8">
          <table:table-cell/>
          <table:covered-table-cell table:style-name="ce2"/>
          <table:table-cell table:number-columns-repeated="6"/>
          <table:table-cell table:style-name="ce13"/>
          <table:table-cell table:number-columns-repeated="55"/>
        </table:table-row>
        <table:table-row table:style-name="ro8">
          <table:table-cell table:number-columns-repeated="3"/>
          <table:table-cell table:style-name="ce5" office:value-type="string" calcext:value-type="string">
            <text:p>SUBCATEGORIA 3</text:p>
          </table:table-cell>
          <table:table-cell table:style-name="ce14" office:value-type="string" calcext:value-type="string">
            <text:p>Para los marcado en rojo</text:p>
          </table:table-cell>
          <table:table-cell table:number-columns-repeated="59"/>
        </table:table-row>
        <table:table-row table:style-name="ro8">
          <table:table-cell table:number-columns-repeated="4"/>
          <table:table-cell table:style-name="ce14" office:value-type="string" calcext:value-type="string">
            <text:p>Que pasan a Inventario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lapi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fc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cantidad/factor</text:p>
          </table:table-cell>
          <table:table-cell table:number-columns-repeated="2"/>
          <table:table-cell office:value-type="string" calcext:value-type="string">
            <text:p>precio/valor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inventario</text:p>
          </table:table-cell>
          <table:table-cell table:number-columns-repeated="5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+[.F26]*[.I26]" office:value-type="float" office:value="1200" calcext:value-type="float">
            <text:p>1200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+[.F27]*[.I27]" office:value-type="float" office:value="1500" calcext:value-type="float">
            <text:p>1500</text:p>
          </table:table-cell>
          <table:table-cell table:number-columns-repeated="54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OS" table:style-name="ta2">
        <office:forms form:automatic-focus="false" form:apply-design-mode="false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39" table:default-cell-style-name="Default"/>
        <table:table-row table:style-name="ro1">
          <table:table-cell table:style-name="ce26" office:value-type="string" calcext:value-type="string">
            <text:p>ID_Gastos</text:p>
          </table:table-cell>
          <table:table-cell table:style-name="ce26" office:value-type="string" calcext:value-type="string">
            <text:p>Fecha</text:p>
          </table:table-cell>
          <table:table-cell table:style-name="ce26" office:value-type="string" calcext:value-type="string">
            <text:p>Mes</text:p>
          </table:table-cell>
          <table:table-cell table:style-name="ce26" office:value-type="string" calcext:value-type="string">
            <text:p>Año</text:p>
          </table:table-cell>
          <table:table-cell table:style-name="ce26" office:value-type="string" calcext:value-type="string">
            <text:p>Categoría General</text:p>
          </table:table-cell>
          <table:table-cell table:style-name="ce26" office:value-type="string" calcext:value-type="string">
            <text:p>Subcategoria 1</text:p>
          </table:table-cell>
          <table:table-cell table:style-name="ce26" office:value-type="string" calcext:value-type="string">
            <text:p>Subcategoria 2</text:p>
          </table:table-cell>
          <table:table-cell table:style-name="ce26" office:value-type="string" calcext:value-type="string">
            <text:p>Descripción del Gasto</text:p>
          </table:table-cell>
          <table:table-cell table:style-name="ce26" office:value-type="string" calcext:value-type="string">
            <text:p>Rut Proveedor</text:p>
          </table:table-cell>
          <table:table-cell table:style-name="ce26" office:value-type="string" calcext:value-type="string">
            <text:p>Razon Social Proveedor</text:p>
          </table:table-cell>
          <table:table-cell table:style-name="ce26" office:value-type="string" calcext:value-type="string">
            <text:p>Servicio Asociado</text:p>
          </table:table-cell>
          <table:table-cell table:style-name="ce26" office:value-type="string" calcext:value-type="string">
            <text:p>Tipo Registro</text:p>
          </table:table-cell>
          <table:table-cell table:style-name="ce26" office:value-type="string" calcext:value-type="string">
            <text:p>Tipo Documento</text:p>
          </table:table-cell>
          <table:table-cell table:style-name="ce26" office:value-type="string" calcext:value-type="string">
            <text:p>N° Documento</text:p>
          </table:table-cell>
          <table:table-cell table:style-name="ce26" office:value-type="string" calcext:value-type="string">
            <text:p>Medio Pago</text:p>
          </table:table-cell>
          <table:table-cell table:style-name="ce26" office:value-type="string" calcext:value-type="string">
            <text:p>Institución Bancaria</text:p>
          </table:table-cell>
          <table:table-cell table:style-name="ce26" office:value-type="string" calcext:value-type="string">
            <text:p>Inventario</text:p>
          </table:table-cell>
          <table:table-cell table:style-name="ce26" office:value-type="string" calcext:value-type="string">
            <text:p>Cantidad/Factor</text:p>
          </table:table-cell>
          <table:table-cell table:style-name="ce26" office:value-type="string" calcext:value-type="string">
            <text:p>P Unitario/Valor</text:p>
          </table:table-cell>
          <table:table-cell table:style-name="ce26" office:value-type="string" calcext:value-type="string">
            <text:p>Monto Neto</text:p>
          </table:table-cell>
          <table:table-cell table:style-name="ce26" office:value-type="string" calcext:value-type="string">
            <text:p>Impuesto</text:p>
          </table:table-cell>
          <table:table-cell table:style-name="ce26" office:value-type="string" calcext:value-type="string">
            <text:p>Monto Exento</text:p>
          </table:table-cell>
          <table:table-cell table:style-name="ce26" office:value-type="string" calcext:value-type="string">
            <text:p>Monto Total</text:p>
          </table:table-cell>
          <table:table-cell table:style-name="ce26" office:value-type="string" calcext:value-type="string">
            <text:p>Obs Gasto</text:p>
          </table:table-cell>
          <table:table-cell table:style-name="ce26" office:value-type="string" calcext:value-type="string">
            <text:p>Archivo Ajun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SIS-GTS-2020-00001</text:p>
          </table:table-cell>
          <table:table-cell table:style-name="ce27" office:value-type="date" office:date-value="2020-05-01" calcext:value-type="date">
            <text:p>01-05-2020</text:p>
          </table:table-cell>
          <table:table-cell table:style-name="ce28" table:formula="of:=UPPER(TEXT([.B2];&quot;mmmm&quot;))" office:value-type="string" office:string-value="MAYO" calcext:value-type="string">
            <text:p>MAYO</text:p>
          </table:table-cell>
          <table:table-cell table:style-name="ce28" table:formula="of:=YEAR([.B2])" office:value-type="float" office:value="2020" calcext:value-type="float">
            <text:p>2020</text:p>
          </table:table-cell>
          <table:table-cell office:value-type="string" calcext:value-type="string">
            <text:p>Relacionar a Columna F</text:p>
          </table:table-cell>
          <table:table-cell office:value-type="string" calcext:value-type="string">
            <text:p>Relacionar a Columna E</text:p>
          </table:table-cell>
          <table:table-cell office:value-type="string" calcext:value-type="string">
            <text:p>Relacionar a Columna F</text:p>
          </table:table-cell>
          <table:table-cell/>
          <table:table-cell table:number-columns-repeated="2" office:value-type="string" calcext:value-type="string">
            <text:p>Viene de GI</text:p>
          </table:table-cell>
          <table:table-cell office:value-type="string" calcext:value-type="string">
            <text:p>Viene de Solicitudes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Efectivo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+[.R2]*[.S2]" office:value-type="float" office:value="100" calcext:value-type="float">
            <text:p>100</text:p>
          </table:table-cell>
          <table:table-cell table:formula="of:=+[.T2]*0.19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+[.T2]+[.U2]+[.V2]" office:value-type="float" office:value="119" calcext:value-type="float">
            <text:p>119</text:p>
          </table:table-cell>
          <table:table-cell table:number-columns-repeated="41"/>
        </table:table-row>
        <table:table-row table:style-name="ro1">
          <table:table-cell table:number-columns-repeated="8"/>
          <table:table-cell table:number-columns-repeated="3" office:value-type="string" calcext:value-type="string">
            <text:p>Relacion</text:p>
          </table:table-cell>
          <table:table-cell office:value-type="string" calcext:value-type="string">
            <text:p>Donaciòn</text:p>
          </table:table-cell>
          <table:table-cell office:value-type="string" calcext:value-type="string">
            <text:p>Boleta</text:p>
          </table:table-cell>
          <table:table-cell/>
          <table:table-cell office:value-type="string" calcext:value-type="string">
            <text:p>Transferencia</text:p>
          </table:table-cell>
          <table:table-cell office:value-type="string" calcext:value-type="string">
            <text:p>Ingresar Bancos</text:p>
          </table:table-cell>
          <table:table-cell office:value-type="string" calcext:value-type="string">
            <text:p>No</text:p>
          </table:table-cell>
          <table:table-cell table:number-columns-repeated="47"/>
        </table:table-row>
        <table:table-row table:style-name="ro1">
          <table:table-cell table:number-columns-repeated="11"/>
          <table:table-cell office:value-type="string" calcext:value-type="string">
            <text:p>Regalo</text:p>
          </table:table-cell>
          <table:table-cell table:number-columns-repeated="2"/>
          <table:table-cell office:value-type="string" calcext:value-type="string">
            <text:p>Cheque</text:p>
          </table:table-cell>
          <table:table-cell table:number-columns-repeated="49"/>
        </table:table-row>
        <table:table-row table:style-name="ro1">
          <table:table-cell table:number-columns-repeated="14"/>
          <table:table-cell office:value-type="string" calcext:value-type="string">
            <text:p>Vale Vista</text:p>
          </table:table-cell>
          <table:table-cell table:number-columns-repeated="4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tradas" table:style-name="ta3">
        <office:forms form:automatic-focus="false" form:apply-design-mode="false"/>
        <table:table-column table:style-name="co19" table:default-cell-style-name="Default"/>
        <table:table-column table:style-name="co36" table:number-columns-repeated="3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number-columns-repeated="47" table:default-cell-style-name="Default"/>
        <table:table-row table:style-name="ro9">
          <table:table-cell table:style-name="ce66" office:value-type="string" calcext:value-type="string">
            <text:p>Codigo Interno</text:p>
          </table:table-cell>
          <table:table-cell table:style-name="ce66" office:value-type="string" calcext:value-type="string">
            <text:p>Fecha</text:p>
          </table:table-cell>
          <table:table-cell table:style-name="ce66" office:value-type="string" calcext:value-type="string">
            <text:p>Tipo Entrada</text:p>
          </table:table-cell>
          <table:table-cell table:style-name="ce66" office:value-type="string" calcext:value-type="string">
            <text:p>Tipo Documento</text:p>
          </table:table-cell>
          <table:table-cell table:style-name="ce66" office:value-type="string" calcext:value-type="string">
            <text:p>N° Documento</text:p>
          </table:table-cell>
          <table:table-cell table:style-name="ce66" office:value-type="string" calcext:value-type="string">
            <text:p>Rut Proveedor</text:p>
          </table:table-cell>
          <table:table-cell table:style-name="ce66" office:value-type="string" calcext:value-type="string">
            <text:p>Nombre Proveedor</text:p>
          </table:table-cell>
          <table:table-cell table:style-name="ce66" office:value-type="string" calcext:value-type="string">
            <text:p>Categoría</text:p>
          </table:table-cell>
          <table:table-cell table:style-name="ce66" office:value-type="string" calcext:value-type="string">
            <text:p>Subcategoría 1</text:p>
          </table:table-cell>
          <table:table-cell table:style-name="ce66" office:value-type="string" calcext:value-type="string">
            <text:p>Subcategoría 2</text:p>
          </table:table-cell>
          <table:table-cell table:style-name="ce66" office:value-type="string" calcext:value-type="string">
            <text:p>Subcategoría 3</text:p>
          </table:table-cell>
          <table:table-cell table:style-name="ce66" office:value-type="string" calcext:value-type="string">
            <text:p>Codigo de Producto</text:p>
          </table:table-cell>
          <table:table-cell table:style-name="ce66" office:value-type="string" calcext:value-type="string">
            <text:p>Detalle</text:p>
          </table:table-cell>
          <table:table-cell table:style-name="ce66" office:value-type="string" calcext:value-type="string">
            <text:p>Cantidad</text:p>
          </table:table-cell>
          <table:table-cell table:style-name="ce66" office:value-type="string" calcext:value-type="string">
            <text:p>Costo Unitario</text:p>
          </table:table-cell>
          <table:table-cell table:style-name="ce66" office:value-type="string" calcext:value-type="string">
            <text:p>Costo Total</text:p>
          </table:table-cell>
          <table:table-cell>
            <draw:a xlink:type="simple" xlink:href="#PRINCIPAL.A1">
              <draw:custom-shape table:end-cell-address="Entradas.R1" table:end-x="0.661cm" table:end-y="0.713cm" draw:z-index="0" draw:name="1 Rectángulo redondeado" draw:style-name="gr1" draw:text-style-name="P2" svg:width="2.83cm" svg:height="0.713cm" svg:x="0.265cm" svg:y="0cm">
                <text:p text:style-name="P1"><text:span text:style-name="T1">PRINCIPAL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</draw:a>
          </table:table-cell>
          <table:table-cell table:number-columns-repeated="47"/>
        </table:table-row>
        <table:table-row table:style-name="ro1">
          <table:table-cell office:value-type="string" calcext:value-type="string">
            <text:p>ASIS-2020-GTS-ENT-0001</text:p>
          </table:table-cell>
          <table:table-cell office:value-type="string" calcext:value-type="string">
            <text:p>29/11/2017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Boleta</text:p>
          </table:table-cell>
          <table:table-cell/>
          <table:table-cell office:value-type="string" calcext:value-type="string">
            <text:p>Viene de Gastos</text:p>
          </table:table-cell>
          <table:table-cell office:value-type="string" calcext:value-type="string">
            <text:p>Viene de gastos</text:p>
          </table:table-cell>
          <table:table-cell table:number-columns-repeated="5"/>
          <table:table-cell office:value-type="string" calcext:value-type="string">
            <text:p>REPUESTOS PARA TOYOTA MODELO 2017</text:p>
          </table:table-cell>
          <table:table-cell table:style-name="ce30" office:value-type="float" office:value="150" calcext:value-type="float">
            <text:p>150</text:p>
          </table:table-cell>
          <table:table-cell table:style-name="ce31" office:value-type="float" office:value="30" calcext:value-type="float">
            <text:p><text:s/>$30 </text:p>
          </table:table-cell>
          <table:table-cell table:style-name="ce32" table:formula="of:=+[$Entradas.$N2]*[$Entradas.$O2]" office:value-type="float" office:value="4500" calcext:value-type="float">
            <text:p><text:s/>$4.500 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onación</text:p>
          </table:table-cell>
          <table:table-cell office:value-type="string" calcext:value-type="string">
            <text:p>Factura</text:p>
          </table:table-cell>
          <table:table-cell table:number-columns-repeated="9"/>
          <table:table-cell table:style-name="ce30"/>
          <table:table-cell table:style-name="ce31"/>
          <table:table-cell table:style-name="ce32" table:formula="of:=+[$Entradas.$N3]*[$Entradas.$O3]" office:value-type="float" office:value="0" calcext:value-type="float">
            <text:p><text:s/>$- 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egalo</text:p>
          </table:table-cell>
          <table:table-cell table:number-columns-repeated="10"/>
          <table:table-cell table:style-name="ce30"/>
          <table:table-cell table:style-name="ce31"/>
          <table:table-cell table:style-name="ce32" table:formula="of:=+[$Entradas.$N4]*[$Entradas.$O4]" office:value-type="float" office:value="0" calcext:value-type="float">
            <text:p><text:s/>$- </text:p>
          </table:table-cell>
          <table:table-cell table:number-columns-repeated="48"/>
        </table:table-row>
        <table:table-row table:style-name="ro1">
          <table:table-cell table:number-columns-repeated="13"/>
          <table:table-cell table:style-name="ce30"/>
          <table:table-cell table:style-name="ce31"/>
          <table:table-cell table:style-name="ce33" table:formula="of:=+[$Entradas.$N5]*[$Entradas.$O5]" office:value-type="float" office:value="0" calcext:value-type="float">
            <text:p><text:s/>$- </text:p>
          </table:table-cell>
          <table:table-cell table:number-columns-repeated="48"/>
        </table:table-row>
        <table:table-row table:style-name="ro1">
          <table:table-cell table:number-columns-repeated="13"/>
          <table:table-cell table:style-name="ce30"/>
          <table:table-cell table:style-name="ce31"/>
          <table:table-cell table:style-name="ce32" table:formula="of:=+[$Entradas.$N6]*[$Entradas.$O6]" office:value-type="float" office:value="0" calcext:value-type="float">
            <text:p><text:s/>$- </text:p>
          </table:table-cell>
          <table:table-cell table:number-columns-repeated="48"/>
        </table:table-row>
        <table:table-row table:style-name="ro1">
          <table:table-cell table:number-columns-repeated="13"/>
          <table:table-cell table:style-name="ce30"/>
          <table:table-cell table:style-name="ce31"/>
          <table:table-cell table:style-name="ce32" table:formula="of:=+[$Entradas.$N7]*[$Entradas.$O7]" office:value-type="float" office:value="0" calcext:value-type="float">
            <text:p><text:s/>$- </text:p>
          </table:table-cell>
          <table:table-cell table:number-columns-repeated="48"/>
        </table:table-row>
        <table:table-row table:style-name="ro1">
          <table:table-cell table:number-columns-repeated="13"/>
          <table:table-cell table:style-name="ce30"/>
          <table:table-cell table:style-name="ce31"/>
          <table:table-cell table:style-name="ce32" table:formula="of:=+[$Entradas.$N8]*[$Entradas.$O8]" office:value-type="float" office:value="0" calcext:value-type="float">
            <text:p><text:s/>$- </text:p>
          </table:table-cell>
          <table:table-cell table:number-columns-repeated="48"/>
        </table:table-row>
        <table:table-row table:style-name="ro1">
          <table:table-cell table:number-columns-repeated="13"/>
          <table:table-cell table:style-name="ce30"/>
          <table:table-cell table:style-name="ce31"/>
          <table:table-cell table:style-name="ce32" table:formula="of:=+[$Entradas.$N9]*[$Entradas.$O9]" office:value-type="float" office:value="0" calcext:value-type="float">
            <text:p><text:s/>$- </text:p>
          </table:table-cell>
          <table:table-cell table:number-columns-repeated="48"/>
        </table:table-row>
        <table:table-row table:style-name="ro1">
          <table:table-cell table:number-columns-repeated="13"/>
          <table:table-cell table:style-name="ce30"/>
          <table:table-cell table:style-name="ce31"/>
          <table:table-cell table:style-name="ce32" table:formula="of:=+[$Entradas.$N10]*[$Entradas.$O10]" office:value-type="float" office:value="0" calcext:value-type="float">
            <text:p><text:s/>$- </text:p>
          </table:table-cell>
          <table:table-cell table:number-columns-repeated="48"/>
        </table:table-row>
        <table:table-row table:style-name="ro1">
          <table:table-cell table:number-columns-repeated="13"/>
          <table:table-cell table:style-name="ce30"/>
          <table:table-cell table:style-name="ce31"/>
          <table:table-cell table:style-name="ce32" table:formula="of:=+[$Entradas.$N11]*[$Entradas.$O11]" office:value-type="float" office:value="0" calcext:value-type="float">
            <text:p><text:s/>$- </text:p>
          </table:table-cell>
          <table:table-cell table:number-columns-repeated="48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lidas" table:style-name="ta4">
        <office:forms form:automatic-focus="false" form:apply-design-mode="false"/>
        <table:table-column table:style-name="co19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5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51" table:default-cell-style-name="Default"/>
        <table:table-column table:style-name="co1" table:number-columns-repeated="49" table:default-cell-style-name="Default"/>
        <table:table-row table:style-name="ro10">
          <table:table-cell table:style-name="ce71" office:value-type="string" calcext:value-type="string">
            <text:p>Codigo Interno</text:p>
          </table:table-cell>
          <table:table-cell table:style-name="ce71" office:value-type="string" calcext:value-type="string">
            <text:p>Fecha</text:p>
          </table:table-cell>
          <table:table-cell table:style-name="ce71" office:value-type="string" calcext:value-type="string">
            <text:p>Tipo Salida</text:p>
          </table:table-cell>
          <table:table-cell table:style-name="ce71" office:value-type="string" calcext:value-type="string">
            <text:p>N° Documento</text:p>
          </table:table-cell>
          <table:table-cell table:style-name="ce71" office:value-type="string" calcext:value-type="string">
            <text:p>Usuario</text:p>
          </table:table-cell>
          <table:table-cell table:style-name="ce71" office:value-type="string" calcext:value-type="string">
            <text:p>Categoria</text:p>
          </table:table-cell>
          <table:table-cell table:style-name="ce71" office:value-type="string" calcext:value-type="string">
            <text:p>Subcategoría 1</text:p>
          </table:table-cell>
          <table:table-cell table:style-name="ce71" office:value-type="string" calcext:value-type="string">
            <text:p>Subcategoría 2</text:p>
          </table:table-cell>
          <table:table-cell table:style-name="ce71" office:value-type="string" calcext:value-type="string">
            <text:p>Subcategoría 3</text:p>
          </table:table-cell>
          <table:table-cell table:style-name="ce71" office:value-type="string" calcext:value-type="string">
            <text:p>Codigo de Producto</text:p>
          </table:table-cell>
          <table:table-cell table:style-name="ce71" office:value-type="string" calcext:value-type="string">
            <text:p>Descripcion</text:p>
          </table:table-cell>
          <table:table-cell table:style-name="ce71" office:value-type="string" calcext:value-type="string">
            <text:p>Motivo Salida</text:p>
          </table:table-cell>
          <table:table-cell table:style-name="ce71" office:value-type="string" calcext:value-type="string">
            <text:p>Cantidad</text:p>
          </table:table-cell>
          <table:table-cell table:style-name="ce71" office:value-type="string" calcext:value-type="string">
            <text:p>Costo Unitario</text:p>
          </table:table-cell>
          <table:table-cell table:style-name="ce71" office:value-type="string" calcext:value-type="string">
            <text:p>Costo Total</text:p>
          </table:table-cell>
          <table:table-cell table:style-name="ce71" office:value-type="string" calcext:value-type="string">
            <text:p>Precio de venta Unitario</text:p>
          </table:table-cell>
          <table:table-cell table:style-name="ce71" office:value-type="string" calcext:value-type="string">
            <text:p>Ingreso Total</text:p>
          </table:table-cell>
          <table:table-cell>
            <draw:a xlink:type="simple" xlink:href="#PRINCIPAL.A1">
              <draw:custom-shape table:end-cell-address="Salidas.S1" table:end-x="1.19cm" table:end-y="0.819cm" draw:z-index="0" draw:name="1 Rectángulo redondeado" draw:style-name="gr2" draw:text-style-name="P2" svg:width="2.488cm" svg:height="0.713cm" svg:x="0.796cm" svg:y="0.106cm">
                <text:p text:style-name="P1"><text:span text:style-name="T1">PRINCIPAL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</draw:a>
          </table:table-cell>
          <table:table-cell table:number-columns-repeated="46"/>
        </table:table-row>
        <table:table-row table:style-name="ro1">
          <table:table-cell office:value-type="string" calcext:value-type="string">
            <text:p>ASIS-2020-GTS-SAL-0001</text:p>
          </table:table-cell>
          <table:table-cell office:value-type="string" calcext:value-type="string">
            <text:p>29/11/2017</text:p>
          </table:table-cell>
          <table:table-cell office:value-type="string" calcext:value-type="string">
            <text:p>Uso Interno</text:p>
          </table:table-cell>
          <table:table-cell office:value-type="string" calcext:value-type="string">
            <text:p>0001-150</text:p>
          </table:table-cell>
          <table:table-cell office:value-type="string" calcext:value-type="string">
            <text:p>ROGER</text:p>
          </table:table-cell>
          <table:table-cell table:number-columns-repeated="5"/>
          <table:table-cell office:value-type="string" calcext:value-type="string">
            <text:p>REPUESTOS PARA TOYOTA MODELO 2017</text:p>
          </table:table-cell>
          <table:table-cell/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30" calcext:value-type="float">
            <text:p>30</text:p>
          </table:table-cell>
          <table:table-cell table:formula="of:=+[$Salidas.$M2]*[$Salidas.$N2]" office:value-type="float" office:value="3000" calcext:value-type="float">
            <text:p>3000</text:p>
          </table:table-cell>
          <table:table-cell table:style-name="ce35" office:value-type="float" office:value="0" calcext:value-type="float">
            <text:p>0</text:p>
          </table:table-cell>
          <table:table-cell table:formula="of:=+[$Salidas.$M2]*[$Salidas.$P2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string" calcext:value-type="string">
            <text:p>Venta</text:p>
          </table:table-cell>
          <table:table-cell table:number-columns-repeated="9"/>
          <table:table-cell table:style-name="ce35"/>
          <table:table-cell/>
          <table:table-cell table:formula="of:=+[$Salidas.$M3]*[$Salidas.$N3]" office:value-type="float" office:value="0" calcext:value-type="float">
            <text:p>0</text:p>
          </table:table-cell>
          <table:table-cell/>
          <table:table-cell table:formula="of:=+[$Salidas.$M3]*[$Salidas.$P3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12"/>
          <table:table-cell table:style-name="ce35" table:number-columns-repeated="2"/>
          <table:table-cell table:formula="of:=+[$Salidas.$M4]*[$Salidas.$N4]" office:value-type="float" office:value="0" calcext:value-type="float">
            <text:p>0</text:p>
          </table:table-cell>
          <table:table-cell/>
          <table:table-cell table:formula="of:=+[$Salidas.$M4]*[$Salidas.$P4]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17"/>
          <table:table-cell table:style-name="ce36" office:value-type="string" calcext:value-type="string">
            <text:p>PRINCIPAL</text:p>
          </table:table-cell>
          <table:table-cell table:number-columns-repeated="46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istencia" table:style-name="ta5">
        <office:forms form:automatic-focus="false" form:apply-design-mode="false"/>
        <table:table-column table:style-name="co32" table:default-cell-style-name="Default"/>
        <table:table-column table:style-name="co48" table:number-columns-repeated="5" table:default-cell-style-name="Default"/>
        <table:table-column table:style-name="co52" table:default-cell-style-name="Default"/>
        <table:table-column table:style-name="co53" table:number-columns-repeated="3" table:default-cell-style-name="Default"/>
        <table:table-column table:style-name="co27" table:number-columns-repeated="2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1" table:number-columns-repeated="53" table:default-cell-style-name="Default"/>
        <table:table-row table:style-name="ro5">
          <table:table-cell table:style-name="ce74" office:value-type="string" calcext:value-type="string">
            <text:p>Codigo Interno</text:p>
          </table:table-cell>
          <table:table-cell table:style-name="ce74" office:value-type="string" calcext:value-type="string">
            <text:p>Categoria</text:p>
          </table:table-cell>
          <table:table-cell table:style-name="ce74" office:value-type="string" calcext:value-type="string">
            <text:p>Subcategoría 1</text:p>
          </table:table-cell>
          <table:table-cell table:style-name="ce74" office:value-type="string" calcext:value-type="string">
            <text:p>Subcategoría 2</text:p>
          </table:table-cell>
          <table:table-cell table:style-name="ce74" office:value-type="string" calcext:value-type="string">
            <text:p>Subcategoría 3</text:p>
          </table:table-cell>
          <table:table-cell table:style-name="ce74" office:value-type="string" calcext:value-type="string">
            <text:p>Codigo de Producto</text:p>
          </table:table-cell>
          <table:table-cell table:style-name="ce74" office:value-type="string" calcext:value-type="string">
            <text:p>Descripción</text:p>
          </table:table-cell>
          <table:table-cell table:style-name="ce74" office:value-type="string" calcext:value-type="string">
            <text:p>Entradas</text:p>
          </table:table-cell>
          <table:table-cell table:style-name="ce74" office:value-type="string" calcext:value-type="string">
            <text:p>Salidas</text:p>
          </table:table-cell>
          <table:table-cell table:style-name="ce74" office:value-type="string" calcext:value-type="string">
            <text:p>Existencia</text:p>
          </table:table-cell>
          <table:table-cell table:style-name="ce74" office:value-type="string" calcext:value-type="string">
            <text:p>Costo Total</text:p>
          </table:table-cell>
          <table:table-cell table:style-name="ce74" office:value-type="string" calcext:value-type="string">
            <text:p>Costo Unit promedio</text:p>
          </table:table-cell>
          <table:table-cell table:style-name="ce74" office:value-type="string" calcext:value-type="string">
            <text:p>Estado</text:p>
          </table:table-cell>
          <table:table-cell>
            <draw:a xlink:type="simple" xlink:href="#PRINCIPAL.A1">
              <draw:custom-shape table:end-cell-address="Existencia.P1" table:end-x="0.052cm" table:end-y="0.713cm" draw:z-index="0" draw:name="1 Rectángulo redondeado" draw:style-name="gr3" draw:text-style-name="P2" svg:width="3.87cm" svg:height="0.713cm" svg:x="1.774cm" svg:y="0cm">
                <text:p text:style-name="P1"><text:span text:style-name="T1">P</text:span></text:p>
                <text:p text:style-name="P1"><text:span text:style-name="T1">INCIPAL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</draw:a>
          </table:table-cell>
          <table:table-cell table:number-columns-repeated="53"/>
        </table:table-row>
        <table:table-row table:style-name="ro1">
          <table:table-cell table:style-name="ce38"/>
          <table:table-cell table:style-name="ce38" office:value-type="string" calcext:value-type="string">
            <text:p>REPUESTOS</text:p>
          </table:table-cell>
          <table:table-cell table:style-name="ce38" table:number-columns-repeated="4"/>
          <table:table-cell table:style-name="ce38" office:value-type="string" calcext:value-type="string">
            <text:p>REPUESTOS PARA TOYOTA MODELO 2017</text:p>
          </table:table-cell>
          <table:table-cell table:style-name="ce38" table:number-columns-repeated="2"/>
          <table:table-cell table:style-name="ce38" office:value-type="float" office:value="180" calcext:value-type="float">
            <text:p>180</text:p>
          </table:table-cell>
          <table:table-cell table:style-name="ce38"/>
          <table:table-cell table:style-name="ce38" office:value-type="float" office:value="46.6666666666667" calcext:value-type="float">
            <text:p>46,6666666666667</text:p>
          </table:table-cell>
          <table:table-cell table:style-name="ce38" office:value-type="string" calcext:value-type="string">
            <text:p>Sin Stock</text:p>
          </table:table-cell>
          <table:table-cell office:value-type="string" calcext:value-type="string">
            <text:p>Si Existencia = 0</text:p>
          </table:table-cell>
          <table:table-cell table:number-columns-repeated="53"/>
        </table:table-row>
        <table:table-row table:style-name="ro1">
          <table:table-cell table:number-columns-repeated="12"/>
          <table:table-cell office:value-type="string" calcext:value-type="string">
            <text:p>Adquirir Stock</text:p>
          </table:table-cell>
          <table:table-cell office:value-type="string" calcext:value-type="string">
            <text:p>Si Existencia &lt; 2</text:p>
          </table:table-cell>
          <table:table-cell table:number-columns-repeated="53"/>
        </table:table-row>
        <table:table-row table:style-name="ro1">
          <table:table-cell table:style-name="ce38" table:number-columns-repeated="12"/>
          <table:table-cell table:style-name="ce38" office:value-type="string" calcext:value-type="string">
            <text:p>Stock al dìa</text:p>
          </table:table-cell>
          <table:table-cell office:value-type="string" calcext:value-type="string">
            <text:p>Si Existencia &gt;= 2</text:p>
          </table:table-cell>
          <table:table-cell table:number-columns-repeated="53"/>
        </table:table-row>
        <table:table-row table:style-name="ro1" table:number-rows-repeated="2">
          <table:table-cell table:number-columns-repeated="67"/>
        </table:table-row>
        <table:table-row table:style-name="ro1" table:number-rows-repeated="14">
          <table:table-cell table:number-columns-repeated="11"/>
          <table:table-cell table:style-name="ce28" table:number-columns-repeated="2"/>
          <table:table-cell table:number-columns-repeated="5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8" table:number-columns-repeated="2"/>
          <table:table-cell table:number-columns-repeated="54"/>
        </table:table-row>
        <table:table-row table:style-name="ro1" table:number-rows-repeated="8">
          <table:table-cell table:number-columns-repeated="11"/>
          <table:table-cell table:style-name="ce28" table:number-columns-repeated="2"/>
          <table:table-cell table:number-columns-repeated="54"/>
        </table:table-row>
        <table:table-row table:style-name="ro1" table:number-rows-repeated="1048546">
          <table:table-cell table:number-columns-repeated="67"/>
        </table:table-row>
        <table:table-row table:style-name="ro1">
          <table:table-cell table:number-columns-repeated="67"/>
        </table:table-row>
        <table:named-expressions>
          <table:named-range table:name="_xlnm._FilterDatabase" table:base-cell-address="$CLASIF_GASTOS.$A$1" table:cell-range-address="$Existencia.$A$1:.$M$4"/>
        </table:named-expressions>
      </table:table>
      <table:named-expressions/>
      <table:database-ranges>
        <table:database-range table:name="Tabla1" table:target-range-address="Entradas.A1:Entradas.P11" table:display-filter-buttons="true" table:orientation="column"/>
        <table:database-range table:name="Tabla7" table:target-range-address="Salidas.A1:Salidas.Q4" table:display-filter-buttons="true" table:orientation="column"/>
        <table:database-range table:name="__Anonymous_Sheet_DB__4" table:target-range-address="Existencia.A1:Existencia.M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7P2" style:volatile="true">
      <loext:text> $</loext:text>
      <loext:fill-character> </loext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13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14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6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1" style:volatile="true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/>
    <style:style style:name="Excel_20_Built-in_20_Currency_20__5b_0_5d_" style:display-name="Excel Built-in Currency [0]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0.838cm" fo:margin-right="0.43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-00-0000</text:date>, <text:time style:data-style-name="N2" text:time-value="22:56:26.920354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IF_5f_GASTOS" style:display-name="PageStyle_CLASIF_GAS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radas" style:display-name="PageStyle_Entrad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idas" style:display-name="PageStyle_Salida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istencia" style:display-name="PageStyle_Ex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STOS" style:display-name="PageStyle_GAST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rge</meta:initial-creator>
    <meta:creation-date>2020-05-20T14:27:23</meta:creation-date>
    <dc:date>2020-05-23T23:23:07.349525504</dc:date>
    <meta:generator>LibreOffice/6.4.4.2$Linux_X86_64 LibreOffice_project/40$Build-2</meta:generator>
    <meta:editing-duration>PT1H8M41S</meta:editing-duration>
    <meta:editing-cycles>3</meta:editing-cycles>
    <meta:document-statistic meta:table-count="5" meta:cell-count="296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